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72ba" officeooo:paragraph-rsid="001b72ba" style:font-weight-asian="bold" style:font-weight-complex="bold"/>
    </style:style>
    <style:style style:name="P2" style:family="paragraph" style:parent-style-name="Standard">
      <style:text-properties officeooo:rsid="001b72ba" officeooo:paragraph-rsid="001b72ba"/>
    </style:style>
    <style:style style:name="P3" style:family="paragraph" style:parent-style-name="Standard" style:list-style-name="L1">
      <style:text-properties officeooo:paragraph-rsid="001b72ba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1b72ba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text-position="0% 100%" fo:font-size="12pt" fo:font-weight="normal" officeooo:paragraph-rsid="001b72ba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2pt" fo:font-weight="normal" officeooo:rsid="00093cdf" officeooo:paragraph-rsid="001b72ba" style:font-name-asian="Liberation Serif1" style:font-size-asian="12pt" style:font-weight-asian="normal" style:font-name-complex="Liberation Serif1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2pt" fo:font-weight="normal" officeooo:paragraph-rsid="001b72ba" style:font-name-asian="Liberation Serif1" style:font-size-asian="12pt" style:font-weight-asian="normal" style:font-name-complex="Liberation Serif1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2pt" fo:font-weight="normal" officeooo:rsid="001036ac" officeooo:paragraph-rsid="001b72ba" style:font-name-asian="Liberation Serif1" style:font-size-asian="12pt" style:font-weight-asian="normal" style:font-name-complex="Liberation Serif1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b72ba"/>
    </style:style>
    <style:style style:name="P10" style:family="paragraph" style:parent-style-name="Standard" style:list-style-name="L3">
      <style:text-properties officeooo:paragraph-rsid="001b72ba"/>
    </style:style>
    <style:style style:name="T1" style:family="text">
      <style:text-properties officeooo:rsid="001b72ba"/>
    </style:style>
    <style:style style:name="T2" style:family="text">
      <style:text-properties style:text-position="0% 100%" fo:font-size="12pt" fo:font-weight="normal" officeooo:rsid="0018fd3a" style:font-size-asian="12pt" style:font-weight-asian="normal" style:font-size-complex="12pt" style:font-weight-complex="normal"/>
    </style:style>
    <style:style style:name="T3" style:family="text">
      <style:text-properties style:text-position="0% 100%" fo:font-size="12pt" fo:font-weight="normal" officeooo:rsid="001ba0b4" style:font-size-asian="12pt" style:font-weight-asian="normal" style:font-size-complex="12pt" style:font-weight-complex="normal"/>
    </style:style>
    <style:style style:name="T4" style:family="text">
      <style:text-properties style:text-position="0% 100%" style:font-name="Liberation Serif1" officeooo:rsid="000ae285" style:font-name-asian="Liberation Serif1" style:font-name-complex="Liberation Serif1"/>
    </style:style>
    <style:style style:name="T5" style:family="text">
      <style:text-properties style:text-position="0% 100%" style:font-name="Liberation Serif1" fo:font-weight="bold" officeooo:rsid="000ae285" style:font-name-asian="Liberation Serif1" style:font-weight-asian="bold" style:font-name-complex="Liberation Serif1" style:font-weight-complex="bold"/>
    </style:style>
    <style:style style:name="T6" style:family="text">
      <style:text-properties style:text-position="0% 100%" style:font-name="Liberation Serif1" fo:font-size="12pt" fo:font-weight="normal" officeooo:rsid="001036ac" style:font-name-asian="Liberation Serif1" style:font-size-asian="12pt" style:font-weight-asian="normal" style:font-name-complex="Liberation Serif1" style:font-size-complex="12pt" style:font-weight-complex="normal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0ae285" style:font-name-asian="Liberation Serif1" style:font-name-complex="Liberation Serif1"/>
    </style:style>
    <style:style style:name="T9" style:family="text">
      <style:text-properties style:font-name="Liberation Serif1" officeooo:rsid="000e13c6" style:font-name-asian="Liberation Serif1" style:font-name-complex="Liberation Serif1"/>
    </style:style>
    <style:style style:name="T10" style:family="text">
      <style:text-properties style:font-name="Liberation Serif1" fo:font-weight="bold" officeooo:rsid="000ae285" style:font-name-asian="Liberation Serif1" style:font-weight-asian="bold" style:font-name-complex="Liberation Serif1" style:font-weight-complex="bold"/>
    </style:style>
    <style:style style:name="T11" style:family="text">
      <style:text-properties officeooo:rsid="001036ac"/>
    </style:style>
    <style:style style:name="T12" style:family="text">
      <style:text-properties style:text-position="33% 80%" style:font-name="Liberation Serif1" fo:font-size="12pt" fo:font-weight="normal" officeooo:rsid="001036ac" style:font-name-asian="Liberation Serif1" style:font-size-asian="12pt" style:font-weight-asian="normal" style:font-name-complex="Liberation Serif1" style:font-size-complex="12pt" style:font-weight-complex="normal"/>
    </style:style>
    <style:style style:name="T13" style:family="text">
      <style:text-properties fo:color="#008000" style:text-position="0% 100%" style:font-name="Liberation Serif1" fo:font-size="12pt" fo:font-weight="bold" officeooo:rsid="001036ac" style:font-name-asian="Liberation Serif1" style:font-size-asian="12pt" style:font-weight-asian="normal" style:font-name-complex="Liberation Serif1" style:font-size-complex="12pt" style:font-weight-complex="normal"/>
    </style:style>
    <style:style style:name="T14" style:family="text">
      <style:text-properties fo:color="#008000" style:text-position="0% 100%" style:font-name="Liberation Serif1" fo:font-size="12pt" fo:font-weight="normal" officeooo:rsid="001036ac" style:font-name-asian="Liberation Serif1" style:font-size-asian="12pt" style:font-weight-asian="normal" style:font-name-complex="Liberation Serif1" style:font-size-complex="12pt" style:font-weight-complex="normal"/>
    </style:style>
    <style:style style:name="T15" style:family="text">
      <style:text-properties fo:color="#008000" style:text-position="33% 80%" style:font-name="Liberation Serif1" fo:font-size="12pt" fo:font-weight="bold" officeooo:rsid="001036ac" style:font-name-asian="Liberation Serif1" style:font-size-asian="12pt" style:font-weight-asian="normal" style:font-name-complex="Liberation Serif1" style:font-size-complex="12pt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erties of Regular languages and finite automaton</text:p>
      <text:p text:style-name="P2"/>
      <text:list xml:id="list21166865741" text:style-name="L1">
        <text:list-item>
          <text:p text:style-name="P3"><text:a xlink:type="simple" xlink:href="../Closure%20properties.odt#RL"><text:span text:style-name="T1">Properties of Regular languages</text:span></text:a></text:p>
        </text:list-item>
      </text:list>
      <text:list xml:id="list536785912" text:style-name="L2">
        <text:list-item>
          <text:list>
            <text:list-item>
              <text:p text:style-name="P4"><text:span text:style-name="T4">A regular language </text:span><text:span text:style-name="T5">can</text:span><text:span text:style-name="T4"> be a union of a regular language and a context free language which is not regular</text:span></text:p>
              <text:list>
                <text:list-header>
                  <text:p text:style-name="P5"><text:span text:style-name="T7">Example : <text:s/></text:span><text:span text:style-name="T7"><draw:frame draw:style-name="fr1" draw:name="Object7" text:anchor-type="as-char" svg:width="2.2189in" svg:height="0.472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    </text:list-header>
              </text:list>
            </text:list-item>
            <text:list-item>
              <text:p text:style-name="P5"><text:span text:style-name="T8">A regular language </text:span><text:span text:style-name="T10">can</text:span><text:span text:style-name="T8"> be a union of context free language</text:span><text:span text:style-name="T9">s</text:span><text:span text:style-name="T8"> which </text:span><text:span text:style-name="T9">are</text:span><text:span text:style-name="T8"> not regular.</text:span></text:p>
              <text:list>
                <text:list-header>
                  <text:p text:style-name="P5"><text:span text:style-name="T7">Example: </text:span><text:span text:style-name="T7"><draw:frame draw:style-name="fr1" draw:name="Object8" text:anchor-type="as-char" svg:width="2.4681in" svg:height="0.4728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      </text:list-header>
              </text:list>
            </text:list-item>
            <text:list-item>
              <text:p text:style-name="P6">A subset of a regular language is not necessarily regular</text:p>
              <text:list>
                <text:list-header>
                  <text:p text:style-name="P7"><text:span text:style-name="T11">Example: </text:span><text:span text:style-name="T11"><draw:frame draw:style-name="fr1" draw:name="Object6" text:anchor-type="as-char" svg:width="1.0898in" svg:height="0.2173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      </text:list-header>
              </text:list>
            </text:list-item>
            <text:list-item>
              <text:p text:style-name="P8">The union of infinitely many regular languages is not necessarily regular. </text:p>
              <text:list>
                <text:list-header>
                  <text:p text:style-name="P9"><text:span text:style-name="T6">For example while { a</text:span><text:span text:style-name="T12">k</text:span><text:span text:style-name="T6">b</text:span><text:span text:style-name="T12">k</text:span><text:span text:style-name="T6"> } is regular for any natural number k , </text:span><text:span text:style-name="T13">{ a</text:span><text:span text:style-name="T15">n</text:span><text:span text:style-name="T13">b</text:span><text:span text:style-name="T15">n</text:span><text:span text:style-name="T13"> | n is a natural number } which is the union of all the languages { a</text:span><text:span text:style-name="T15">k</text:span><text:span text:style-name="T13">b</text:span><text:span text:style-name="T15">k</text:span><text:span text:style-name="T13"> } , is not regular</text:span><text:span text:style-name="T14">.</text:span></text:p>
                </text:list-header>
              </text:list>
            </text:list-item>
            <text:list-item>
              <text:p text:style-name="P9"><text:span text:style-name="T2">All finite languages are regular as a NFA which accepts each string of the language </text:span><text:span text:style-name="T3">non-deterministically </text:span><text:span text:style-name="T2">can be constructed.</text:span></text:p>
            </text:list-item>
          </text:list>
        </text:list-item>
      </text:list>
      <text:list xml:id="list800005140" text:style-name="L3">
        <text:list-item>
          <text:p text:style-name="P10"><text:a xlink:type="simple" xlink:href="../Closure%20properties.odt#DFA"><text:span text:style-name="T1">Properties of DFA</text:span></text:a></text:p>
        </text:list-item>
        <text:list-item>
          <text:p text:style-name="P10"><text:a xlink:type="simple" xlink:href="../Closure%20properties.odt#NFA"><text:span text:style-name="T1">Properties of NFA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03T16:07:49</meta:creation-date>
    <dc:date>2012-12-03T16:22:55</dc:date>
    <dc:creator>Kempa </dc:creator>
    <meta:editing-duration>PT9M26S</meta:editing-duration>
    <meta:editing-cycles>3</meta:editing-cycles>
    <meta:generator>LibreOffice/3.6$Linux_x86 LibreOffice_project/360m1$Build-2</meta:generator>
    <meta:document-statistic meta:table-count="0" meta:image-count="0" meta:object-count="3" meta:page-count="1" meta:paragraph-count="13" meta:word-count="146" meta:character-count="768" meta:non-whitespace-character-count="639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Let</mi>
            <mrow>
              <mrow>
                <msub>
                  <mi>L</mi>
                  <mn>1</mn>
                </msub>
                <mo stretchy="false">=</mo>
                <msup>
                  <mo stretchy="false">Σ</mo>
                  <mrow>
                    <mtext>*</mtext>
                  </mrow>
                </msup>
              </mrow>
              <mo stretchy="false">∈</mo>
              <mi mathvariant="italic">RL</mi>
            </mrow>
            <mi>,</mi>
            <mrow>
              <msub>
                <mi>L</mi>
                <mn>2</mn>
              </msub>
              <mo stretchy="false">=</mo>
              <msup>
                <mi>a</mi>
                <mi>n</mi>
              </msup>
            </mrow>
            <mrow>
              <msup>
                <mi>b</mi>
                <mi>n</mi>
              </msup>
              <mo stretchy="false">∈</mo>
              <mi mathvariant="italic">CFL</mi>
            </mrow>
          </mrow>
        </mtd>
      </mtr>
      <mtr>
        <mtd>
          <mrow>
            <mo stretchy="false">⇒</mo>
            <mrow>
              <mrow>
                <mrow>
                  <msub>
                    <mi>L</mi>
                    <mn>1</mn>
                  </msub>
                  <mo stretchy="false">∪</mo>
                  <msub>
                    <mi>L</mi>
                    <mn>2</mn>
                  </msub>
                </mrow>
                <mo stretchy="false">=</mo>
                <msup>
                  <mo stretchy="false">Σ</mo>
                  <mtext>*</mtext>
                </msup>
              </mrow>
              <mo stretchy="false">∈</mo>
              <mi mathvariant="italic">RL</mi>
            </mrow>
          </mrow>
        </mtd>
      </mtr>
    </mtable>
    <annotation encoding="StarMath 5.0">Let L_1 = %SIGMA^{"*"} in RL, L_2 = a^n b^n in CFL newline drarrow L_1 union L_2 = %SIGMA^"*" in RL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i>L</mi>
                <mn>1</mn>
              </msub>
              <mo stretchy="false">=</mo>
              <mo stretchy="false">{</mo>
            </mrow>
            <msup>
              <mi>a</mi>
              <mi>m</mi>
            </msup>
            <msup>
              <mi>b</mi>
              <mi>n</mi>
            </msup>
            <mi>,</mi>
            <mrow>
              <mi>m</mi>
              <mo stretchy="false">&lt;</mo>
              <mi>n</mi>
            </mrow>
            <mo stretchy="false">}</mo>
            <mi>,</mi>
            <mrow>
              <msub>
                <mi>L</mi>
                <mn>2</mn>
              </msub>
              <mo stretchy="false">=</mo>
              <mo stretchy="false">{</mo>
            </mrow>
            <msup>
              <mi>a</mi>
              <mi>m</mi>
            </msup>
            <msup>
              <mi>b</mi>
              <mi>n</mi>
            </msup>
            <mi>,</mi>
            <mrow>
              <mi>m</mi>
              <mo stretchy="false">&gt;</mo>
              <mi>n</mi>
            </mrow>
            <mo stretchy="false">}</mo>
          </mrow>
        </mtd>
      </mtr>
      <mtr>
        <mtd>
          <mrow>
            <mrow>
              <mrow>
                <msub>
                  <mi>L</mi>
                  <mn>1</mn>
                </msub>
                <mo stretchy="false">∩</mo>
                <msub>
                  <mi>L</mi>
                  <mn>2</mn>
                </msub>
              </mrow>
              <mo stretchy="false">=</mo>
              <mo stretchy="false">{</mo>
            </mrow>
            <msup>
              <mi>a</mi>
              <mtext>*</mtext>
            </msup>
            <msup>
              <mi>b</mi>
              <mtext>*</mtext>
            </msup>
            <mo stretchy="false">}</mo>
          </mrow>
        </mtd>
      </mtr>
    </mtable>
    <annotation encoding="StarMath 5.0">L_1= \{a^m b^n, m &lt; n\}, L_2 = \{a^m b^n, m &gt; n\} newline
L_1 intersection L_2 = \{a^"*" b^"*"\}</annotation>
  </semantics>
</math>
</file>

<file path=Object 3/content.xml><?xml version="1.0" encoding="utf-8"?>
<math xmlns="http://www.w3.org/1998/Math/MathML">
  <semantics>
    <mrow>
      <mo stretchy="false">{</mo>
      <msup>
        <mi>a</mi>
        <mi>n</mi>
      </msup>
      <msup>
        <mi>b</mi>
        <mi>n</mi>
      </msup>
      <mrow>
        <mo stretchy="false">}</mo>
        <mo stretchy="false">⊆</mo>
        <mo stretchy="false">{</mo>
      </mrow>
      <msup>
        <mi>a</mi>
        <mtext>*</mtext>
      </msup>
      <msup>
        <mi>b</mi>
        <mtext>*</mtext>
      </msup>
      <mo stretchy="false">}</mo>
    </mrow>
    <annotation encoding="StarMath 5.0">\{a^n b^n\} subseteq \{a^"*"b^"*"\}</annotation>
  </semantics>
</math>
</file>